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1.0827in" fo:margin-right="0in" fo:text-indent="0in" style:auto-text-indent="false"/>
    </style:style>
    <style:style style:name="P24" style:family="paragraph" style:parent-style-name="TextBody">
      <style:paragraph-properties fo:margin-left="0.578in" fo:margin-right="0in" fo:text-indent="0in" style:auto-text-indent="false"/>
    </style:style>
    <style:style style:name="P25" style:family="paragraph" style:parent-style-name="TextBody">
      <style:paragraph-properties fo:margin-left="0.5866in" fo:margin-right="0in" fo:text-indent="0in" style:auto-text-indent="false"/>
    </style:style>
    <style:style style:name="P26" style:family="paragraph" style:parent-style-name="Heading_20_1">
      <style:text-properties fo:font-size="10pt"/>
    </style:style>
    <style:style style:name="P27" style:family="paragraph" style:parent-style-name="Heading3">
      <style:text-properties fo:font-weight="bold" style:font-weight-asian="bold" style:font-weight-complex="bold"/>
    </style:style>
    <style:style style:name="P28" style:family="paragraph" style:parent-style-name="IPG_5f_chapter_5f_title">
      <style:paragraph-properties fo:break-before="page"/>
    </style:style>
    <style:style style:name="P29" style:family="paragraph" style:parent-style-name="_5f_TOC1">
      <style:paragraph-properties>
        <style:tab-stops>
          <style:tab-stop style:position="0.1516in"/>
          <style:tab-stop style:position="6.2638in" style:type="right" style:leader-style="dotted" style:leader-text="."/>
        </style:tab-stops>
      </style:paragraph-properties>
    </style:style>
    <style:style style:name="P30" style:family="paragraph" style:parent-style-name="_5f_TOC1">
      <style:paragraph-properties>
        <style:tab-stops>
          <style:tab-stop style:position="0.161in"/>
          <style:tab-stop style:position="6.2638in" style:type="right" style:leader-style="dotted" style:leader-text="."/>
        </style:tab-stops>
      </style:paragraph-properties>
    </style:style>
    <style:style style:name="P31" style:family="paragraph" style:parent-style-name="_5f_TOC1">
      <style:paragraph-properties>
        <style:tab-stops>
          <style:tab-stop style:position="0.2555in"/>
          <style:tab-stop style:position="6.2638in" style:type="right" style:leader-style="dotted" style:leader-text="."/>
        </style:tab-stops>
      </style:paragraph-properties>
    </style:style>
    <style:style style:name="P32"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33" style:family="paragraph" style:parent-style-name="_5f_TOC2">
      <style:paragraph-properties>
        <style:tab-stops>
          <style:tab-stop style:position="6.1063in" style:type="right" style:leader-style="dotted" style:leader-text="."/>
        </style:tab-stops>
      </style:paragraph-properties>
    </style:style>
    <style:style style:name="P34" style:family="paragraph" style:parent-style-name="_5f_PrefaceTitle" style:master-page-name="_5f_Title">
      <style:paragraph-properties style:page-number="auto"/>
    </style:style>
    <style:style style:name="P35" style:family="paragraph" style:parent-style-name="TextBody" style:list-style-name="L1"/>
    <style:style style:name="P36" style:family="paragraph" style:parent-style-name="TextBody" style:list-style-name="L2"/>
    <style:style style:name="P37" style:family="paragraph" style:parent-style-name="TextBody" style:list-style-name="L3"/>
    <style:style style:name="P38" style:family="paragraph" style:parent-style-name="TextBody" style:list-style-name="L4"/>
    <style:style style:name="P39" style:family="paragraph" style:parent-style-name="TextBody" style:list-style-name="L5"/>
    <style:style style:name="P40" style:family="paragraph" style:parent-style-name="Heading1">
      <style:text-properties style:font-name="Arial" fo:font-size="18pt" fo:font-weight="bold"/>
    </style:style>
    <style:style style:name="P41" style:family="paragraph" style:parent-style-name="Heading1">
      <style:paragraph-properties fo:break-before="page"/>
    </style:style>
    <style:style style:name="P42"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31in" draw:visible-area-height="5.4614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54in" draw:visible-area-height="5.6154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text:bookmark text:name="__RefHeading__6846_1439623614"/>TinyCAD user manual<text:bookmark-end text:name="__RefHeading__6846_1439623614"/></text:p>
      <text:p text:style-name="TextBody">Version 2.70.03</text:p>
      <text:p text:style-name="TextBody">http://tinycad.sourceforge.net</text:p>
      <text:p text:style-name="TextBody"/>
      <text:list xml:id="list21333891" text:style-name="Outline">
        <text:list-item>
          <text:list>
            <text:list-item>
              <text:h text:style-name="P4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1395063"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5">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4">Don Lucas<text:line-break/>Mark Langezaal<text:line-break/>Magnus Beischer<text:line-break/>Stephen Friederichs<text:line-break/>Jason Sachs</text:p>
      </text:section>
      <text:p text:style-name="TextBody"/>
      <text:p text:style-name="Heading2">Recent contributors from outside the development team:</text:p>
      <text:section text:style-name="Sect2" text:name="Section2">
        <text:p text:style-name="P24">Thomas Peterso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6"/>
      <text:p text:style-name="P20">Contents</text:p>
      <text:p text:style-name="P32"><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3">Copyright 1994-1995,2002-2010 Matt Pyne.<text:tab/>2</text:p>
          <text:p text:style-name="P33">Credits<text:tab/>2</text:p>
          <text:p text:style-name="P30">1<text:tab/>Overview of TinyCAD Features<text:tab/>7</text:p>
          <text:p text:style-name="P30">2<text:tab/>Drawing a design<text:tab/>9</text:p>
          <text:p text:style-name="P33">To place symbols in to your design<text:tab/>9</text:p>
          <text:p text:style-name="P33">To wire up your design<text:tab/>9</text:p>
          <text:p text:style-name="P33">Editing your drawing<text:tab/>11</text:p>
          <text:p text:style-name="P33">Symbol attributes<text:tab/>12</text:p>
          <text:p text:style-name="P33">Automatic junction placement<text:tab/>12</text:p>
          <text:p text:style-name="P33">Advanced drawing techniques<text:tab/>13</text:p>
          <text:p text:style-name="P33">Adding power<text:tab/>13</text:p>
          <text:p text:style-name="P33">Using labels<text:tab/>14</text:p>
          <text:p text:style-name="P33">Adding buses<text:tab/>15</text:p>
          <text:p text:style-name="P33">Adding text and annotations<text:tab/>16</text:p>
          <text:p text:style-name="P33">Drawing rectangles and ellipses<text:tab/>16</text:p>
          <text:p text:style-name="P33">Drawing polygons &amp; polylines<text:tab/>16</text:p>
          <text:p text:style-name="P33">Changing the drawing order<text:tab/>17</text:p>
          <text:p text:style-name="P30">3<text:tab/>An introduction to libraries<text:tab/>19</text:p>
          <text:p text:style-name="P33">Symbol pins<text:tab/>21</text:p>
          <text:p text:style-name="P33">Multiple parts per package<text:tab/>21</text:p>
          <text:p text:style-name="P33">Creating a new symbol library<text:tab/>24</text:p>
          <text:p text:style-name="P29">4<text:tab/>Printing a design<text:tab/>27</text:p>
          <text:p text:style-name="P29">5<text:tab/>Exporting to PCB programs<text:tab/>29</text:p>
          <text:p text:style-name="P33">Use wires and symbols correctly<text:tab/>29</text:p>
          <text:p text:style-name="P33">Add the “package” attribute to all symbols<text:tab/>29</text:p>
          <text:p text:style-name="P30">6<text:tab/>Using multiple sheet schematics<text:tab/>31</text:p>
          <text:p text:style-name="P33">Using multiple sheets<text:tab/>31</text:p>
          <text:p text:style-name="P33">Using hierarchical designs<text:tab/>31</text:p>
          <text:p text:style-name="P33"><text:soft-page-break/>Using both hierarchical designs and multiple sheets<text:tab/>32</text:p>
          <text:p text:style-name="P29">7<text:tab/>Using SPICE with TinyCAD<text:tab/>33</text:p>
          <text:p text:style-name="P33">The TinyCAD SPICE system<text:tab/>33</text:p>
          <text:p text:style-name="P33">The SPICE template strings<text:tab/>35</text:p>
          <text:p text:style-name="P33">The Spice Prologue and Epilogue<text:tab/>35</text:p>
          <text:p text:style-name="P33">The SPICE RUN node<text:tab/>36</text:p>
          <text:p text:style-name="P33">The “0” net<text:tab/>36</text:p>
          <text:p text:style-name="P33">Generation of the SPICE file<text:tab/>36</text:p>
          <text:p text:style-name="P33">Advanced SPICE file generation with conditional statements<text:tab/>37</text:p>
          <text:p text:style-name="P30">8<text:tab/>Menu reference<text:tab/>39</text:p>
          <text:p text:style-name="P33">File menu<text:tab/>39</text:p>
          <text:p text:style-name="P33">Edit menu<text:tab/>42</text:p>
          <text:p text:style-name="P33">Library menu<text:tab/>45</text:p>
          <text:p text:style-name="P33">Symbol menu<text:tab/>47</text:p>
          <text:p text:style-name="P33">Special menu<text:tab/>48</text:p>
          <text:p text:style-name="P33">Options menu<text:tab/>50</text:p>
          <text:p text:style-name="P30">9<text:tab/>Toolbar reference<text:tab/>53</text:p>
          <text:p text:style-name="P33">Annotation toolbar<text:tab/>53</text:p>
          <text:p text:style-name="P33">Drawing toolbar<text:tab/>54</text:p>
          <text:p text:style-name="P33">Block toolbar <text:tab/>56</text:p>
          <text:p text:style-name="P33">Drawing toolbar<text:tab/>58</text:p>
          <text:p text:style-name="P33">File toolbar<text:tab/>62</text:p>
          <text:p text:style-name="P31">10<text:tab/>Change log<text:tab/>65</text:p>
          <text:p text:style-name="P33">Changes since version 2.70.00 Build 248 Beta<text:tab/>65</text:p>
          <text:p text:style-name="P33">Changes since version 2.60.01<text:tab/>65</text:p>
          <text:p text:style-name="P33">Changes since version 2.50.00<text:tab/>66</text:p>
          <text:p text:style-name="P31">11<text:tab/>Changes and/or corrections <text:tab/>69</text:p>
          <text:p text:style-name="P33">How to build TinyCAD<text:tab/>69</text:p>
        </text:index-body>
      </text:table-of-content>
      <text:p text:style-name="IndentedSingle"/>
      <text:list xml:id="list21383007" text:continue-numbering="true" text:style-name="Outline">
        <text:list-item>
          <text:h text:style-name="P28"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8" draw:name="Object1" text:anchor-type="paragraph" svg:width="7.5in" svg:height="5.2835in" draw:z-index="39"><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0"><draw:object-ole xlink:href="./Object 2" xlink:type="simple" xlink:show="embed" xlink:actuate="onLoad"/><draw:image xlink:href="./ObjectReplacements/Object 2" xlink:type="simple" xlink:show="embed" xlink:actuate="onLoad"/></draw:frame><text:soft-page-break/></text:p>
      <text:list xml:id="list21389429"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21395611"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21314462" text:style-name="_5f_Tip">
        <text:list-item>
          <text:p text:style-name="P42">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1377716" text:continue-list="list21395611"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1378770" text:continue-list="list21314462" text:style-name="_5f_Tip">
        <text:list-item>
          <text:p text:style-name="P4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21374356" text:continue-list="list21377716" text:style-name="Outline">
        <text:list-item>
          <text:list>
            <text:list-item>
              <text:h text:style-name="P41"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3"><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21393809" text:continue-numbering="true" text:style-name="Outline">
        <text:list-item>
          <text:list>
            <text:list-item>
              <text:h text:style-name="P41" text:outline-level="2"><draw:frame draw:style-name="fr4" draw:name="graphics5" text:anchor-type="paragraph" svg:width="3.2291in" svg:height="1.5882in" draw:z-index="24"><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1391586"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21382864"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5"><draw:image xlink:href="Pictures/10000000000000BE0000012E1E02AB5B.png" xlink:type="simple" xlink:show="embed" xlink:actuate="onLoad"/></draw:frame></text:p>
      <text:list xml:id="list21373703"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21375248" text:continue-numbering="true" text:style-name="Outline">
        <text:list-item>
          <text:list>
            <text:list-item>
              <text:h text:style-name="P41" text:outline-level="2"><text:bookmark text:name="__RefHeading__7382_1439623614"/><text:bookmark text:name="Using Labels"/>Using labels<text:bookmark-end text:name="__RefHeading__7382_1439623614"/></text:h>
            </text:list-item>
          </text:list>
        </text:list-item>
      </text:list>
      <text:p text:style-name="TextBody"><draw:frame draw:style-name="fr4" draw:name="graphics7" text:anchor-type="paragraph" svg:width="3.8646in" svg:height="2.1354in" draw:z-index="26"><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1402100" text:continue-numbering="true" text:style-name="Outline">
        <text:list-item>
          <text:list>
            <text:list-item>
              <text:h text:style-name="P41"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5" draw:name="graphics8" text:anchor-type="paragraph" svg:width="6.7709in" svg:height="4.5102in" draw:z-index="27"><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21382777"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28"><draw:image xlink:href="Pictures/10000000000002170000017218982D96.png" xlink:type="simple" xlink:show="embed" xlink:actuate="onLoad"/></draw:frame></text:p>
      <text:list xml:id="list21396518"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1381497"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1389436"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21401981" text:continue-numbering="true" text:style-name="Outline">
        <text:list-item>
          <text:h text:style-name="P28"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29"><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0"><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1398460"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1385268"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2"><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21375676" text:continue-numbering="true" text:style-name="Outline">
        <text:list-item>
          <text:list>
            <text:list-item>
              <text:h text:style-name="P41"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1"><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1373397" text:continue-numbering="true" text:style-name="Outline">
        <text:list-item>
          <text:h text:style-name="P28"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2"><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1403607"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21320800" text:style-name="L1">
        <text:list-item>
          <text:p text:style-name="P35">Use wires and symbols correctly</text:p>
        </text:list-item>
        <text:list-item>
          <text:p text:style-name="P35">Add the “Package” attribute to symbols</text:p>
        </text:list-item>
        <text:list-item>
          <text:p text:style-name="P35">Export the netlist in a format compatible with your PCB layout program</text:p>
        </text:list-item>
      </text:list>
      <text:list xml:id="list21404276" text:continue-list="list21403607"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21382385"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38"><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3"><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21385097" text:continue-numbering="true" text:style-name="Outline">
        <text:list-item>
          <text:h text:style-name="P28"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21393237"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1396086"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21389374"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1398874"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21401317" text:continue-list="list21378770"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21386015" text:continue-list="list21398874"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1316438" text:style-name="L2">
        <text:list-item>
          <text:p text:style-name="P36">The “model” template – this is the string that is inserted into the SPICE file for every instance of the component in the circuit. </text:p>
        </text:list-item>
        <text:list-item>
          <text:p text:style-name="P36">The “prolog” template – this is the string that is inserted into the top of the SPICE file. It is only inserted once per component type. </text:p>
        </text:list-item>
        <text:list-item>
          <text:p text:style-name="P36">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21325014" text:style-name="L3">
        <text:list-item>
          <text:p text:style-name="P37">The circuit must be constructed using only SPICE enabled symbols </text:p>
        </text:list-item>
        <text:list-item>
          <text:p text:style-name="P37">The circuit must have a special “RUN” symbol (which will need to be created by you). </text:p>
        </text:list-item>
        <text:list-item>
          <text:p text:style-name="P37">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21381521" text:continue-list="list21386015" text:style-name="Outline">
        <text:list-item>
          <text:list>
            <text:list-item>
              <text:h text:style-name="P41"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21392348"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1387107" text:continue-numbering="true" text:style-name="Outline">
        <text:list-item>
          <text:list>
            <text:list-item>
              <text:h text:style-name="P41"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21378067"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21312592" text:style-name="L4">
        <text:list-item>
          <text:p text:style-name="P38">Use a label. Any connections with a label will use the label’s name in the SPICE net </text:p>
        </text:list-item>
        <text:list-item>
          <text:p text:style-name="P38">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1390579" text:continue-list="list21378067"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21385091" text:continue-numbering="true" text:style-name="Outline">
        <text:list-item>
          <text:list>
            <text:list-item>
              <text:h text:style-name="P41"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21327157" text:style-name="L5">
        <text:list-item>
          <text:p text:style-name="P39">Test to see if an attribute is defined on the symbol </text:p>
        </text:list-item>
        <text:list-item>
          <text:p text:style-name="P39">Test to see if an attribute is an empty string on the symbol </text:p>
        </text:list-item>
        <text:list-item>
          <text:p text:style-name="P39">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21389950" text:continue-list="list21385091" text:style-name="Outline">
        <text:list-item>
          <text:h text:style-name="P28"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4"><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5"><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21402394" text:continue-numbering="true" text:style-name="Outline">
        <text:list-item>
          <text:list>
            <text:list-item>
              <text:h text:style-name="P41"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text:soft-page-break/>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21389538" text:continue-numbering="true" text:style-name="Outline">
        <text:list-item>
          <text:list>
            <text:list-item>
              <text:h text:style-name="P41"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6"><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1382808"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21373463" text:continue-list="list21401317"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1380814" text:continue-list="list21382808"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1405133"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7"><draw:frame draw:style-name="fr6" draw:name="graphics19" text:anchor-type="paragraph" svg:width="4.0807in" svg:height="2.9382in" draw:z-index="37"><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7">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7"><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21387645" text:continue-numbering="true" text:style-name="Outline">
        <text:list-item>
          <text:h text:style-name="P28"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1394680" text:continue-numbering="true" text:style-name="Outline">
        <text:list-item>
          <text:list>
            <text:list-item>
              <text:h text:style-name="P40"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21393100" text:continue-numbering="true" text:style-name="Outline">
        <text:list-item>
          <text:list>
            <text:list-item>
              <text:h text:style-name="P41"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21378651" text:continue-numbering="true" text:style-name="Outline">
        <text:list-item>
          <text:list>
            <text:list-item>
              <text:h text:style-name="P41"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text:soft-page-break/>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1377962" text:continue-list="list21373463" text:style-name="_5f_Tip">
        <text:list-item>
          <text:p text:style-name="Tip">You may also use the scroll-wheel to zoom.</text:p>
        </text:list-item>
      </text:list>
      <text:list xml:id="list21374769" text:continue-list="list21378651" text:style-name="Outline">
        <text:list-item>
          <text:list>
            <text:list-item>
              <text:h text:style-name="P41"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1402862"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21402492"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21405320"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21401469" text:continue-numbering="true" text:style-name="Outline">
        <text:list-item>
          <text:h text:style-name="P28"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1386197"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5</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60.01</text:chapter></text:p>
      </style:header>
      <style:footer>
        <text:p text:style-name="_5f_FooterLeft"><text:page-number text:select-page="current">5</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50.00</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5</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6"><draw:text-box><text:p text:style-name="MP1"><text:span text:style-name="_5f_ChapterNo"><text:span text:style-name="MT2"><text:chapter text:display="number" text:outline-level="1">11</text:chapter></text:span></text:span></text:p></draw:text-box></draw:frame><draw:frame draw:style-name="Mfr2" draw:name="frameChapterHeader" text:anchor-type="paragraph" svg:x="0.0783in" svg:y="0.6102in" svg:width="2.8346in" svg:height="0.3346in" draw:z-index="11"><draw:text-box><text:p text:style-name="MP2"><text:span text:style-name="MT3"></text:span><text:span text:style-name="MT4"><text:tab/></text:span>Chapter <text:chapter text:display="number" text:outline-level="1">11</text:chapter></text:p></draw:text-box></draw:frame></text:p>
      </style:header>
      <style:footer>
        <text:p text:style-name="_5f_FooterChapterStart"><text:page-number text:select-page="current">5</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5</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5</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5</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08-22T01:27:22.66</dc:date>
    <meta:editing-cycles>232</meta:editing-cycles>
    <meta:editing-duration>PT22H33M54S</meta:editing-duration>
    <meta:document-statistic meta:table-count="0" meta:image-count="17" meta:object-count="2" meta:page-count="69" meta:paragraph-count="723" meta:word-count="16388" meta:character-count="89258"/>
    <meta:user-defined meta:name="Book Title">TinyCAD user manual version 2.70.02</meta:user-defined>
    <meta:user-defined meta:name="Part No"/>
    <meta:user-defined meta:name="Publication Date">August 2010</meta:user-defined>
    <meta:user-defined meta:name="Subtitle"/>
  </office:meta>
</office:document-meta>
</file>